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/>
    </style:style>
    <style:style style:name="P3" style:family="paragraph" style:parent-style-name="Standard">
      <style:paragraph-properties fo:margin-top="0in" fo:margin-bottom="0.139in" loext:contextual-spacing="false" fo:line-height="100%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/>
    </style:style>
    <style:style style:name="P7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0" style:family="paragraph" style:parent-style-name="Standard" style:list-style-name="WWNum10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19" style:family="paragraph" style:parent-style-name="Standard" style:list-style-name="WWNum10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0" style:family="paragraph" style:parent-style-name="Standard" style:list-style-name="WWNum6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1" style:family="paragraph" style:parent-style-name="Standard" style:list-style-name="WWNum4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2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3" style:family="paragraph" style:parent-style-name="Standard" style:list-style-name="WWNum8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4" style:family="paragraph" style:parent-style-name="Standard" style:list-style-name="WWNum9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5" style:family="paragraph" style:parent-style-name="Heading_20_2" style:master-page-name="Standard">
      <style:paragraph-properties fo:margin-top="0.25in" fo:margin-bottom="0.139in" loext:contextual-spacing="false" fo:line-height="100%" style:page-number="1"/>
    </style:style>
    <style:style style:name="P26" style:family="paragraph" style:parent-style-name="Heading_20_4">
      <style:paragraph-properties fo:margin-top="0.1945in" fo:margin-bottom="0.139in" loext:contextual-spacing="false" fo:line-height="100%"/>
    </style:style>
    <style:style style:name="P27" style:family="paragraph" style:parent-style-name="Heading_20_3">
      <style:paragraph-properties fo:margin-top="0.222in" fo:margin-bottom="0.139in" loext:contextual-spacing="false" fo:line-height="100%"/>
    </style:style>
    <style:style style:name="T1" style:family="text">
      <style:text-properties style:font-name="Ubuntu" style:font-name-asian="Ubuntu1" style:font-name-complex="Ubuntu1"/>
    </style:style>
    <style:style style:name="T2" style:family="text">
      <style:text-properties style:font-name="Ubuntu" style:text-underline-style="none" style:font-name-asian="Ubuntu1" style:font-name-complex="Ubuntu1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Ubuntu" fo:font-size="11pt" fo:font-style="normal" style:text-underline-style="solid" style:text-underline-width="auto" style:text-underline-color="font-color" fo:font-weight="normal" style:font-name-asian="Ubuntu1" style:font-size-asian="11pt" style:font-style-asian="normal" style:font-weight-asian="normal" style:font-name-complex="Ubuntu1" style:font-size-complex="11pt"/>
    </style:style>
    <style:style style:name="T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1155cc" style:font-name="Ubuntu" style:text-underline-style="solid" style:text-underline-width="auto" style:text-underline-color="font-color" style:font-name-asian="Ubuntu1" style:font-name-complex="Ubuntu1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o6yjf77okh7s"/>An awesome list of resources for people excited to learn about computer science!</text:p>
      <text:p text:style-name="P1">If you're feeling generous, don't forget to contribute back with the cool things that you find!</text:p>
      <text:p text:style-name="P3"/>
      <text:p text:style-name="P1"><text:span text:style-name="T3">Bold</text:span><text:span text:style-name="T4"> items are highly recommended!</text:span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o6yjf77okh7s" text:style-name="Index_20_Link" text:visited-style-name="Index_20_Link"><text:span text:style-name="T5">An awesome list of resources for people excited to learn about computer science!</text:span></text:a></text:p>
          <text:p text:style-name="P5"><text:a xlink:type="simple" xlink:href="#_mqvexq418owe" text:style-name="Index_20_Link" text:visited-style-name="Index_20_Link"><text:span text:style-name="T5">General</text:span></text:a></text:p>
          <text:p text:style-name="P5"><text:a xlink:type="simple" xlink:href="#_3a6wy0mz122u" text:style-name="Index_20_Link" text:visited-style-name="Index_20_Link"><text:span text:style-name="T5">Python</text:span></text:a></text:p>
          <text:p text:style-name="P5"><text:a xlink:type="simple" xlink:href="#_3uynsn4lu6k1" text:style-name="Index_20_Link" text:visited-style-name="Index_20_Link"><text:span text:style-name="T5">Game Design</text:span></text:a></text:p>
          <text:p text:style-name="P5"><text:a xlink:type="simple" xlink:href="#_kcmzqnoc623w" text:style-name="Index_20_Link" text:visited-style-name="Index_20_Link"><text:span text:style-name="T5">Web Development</text:span></text:a></text:p>
          <text:p text:style-name="P5"><text:a xlink:type="simple" xlink:href="#_4vznbtosdwag" text:style-name="Index_20_Link" text:visited-style-name="Index_20_Link"><text:span text:style-name="T5">Cybersecurity</text:span></text:a></text:p>
          <text:p text:style-name="P7"><text:a xlink:type="simple" xlink:href="#_2de4xw1uxy9w" text:style-name="Index_20_Link" text:visited-style-name="Index_20_Link"><text:span text:style-name="T5">Cryptography</text:span></text:a></text:p>
          <text:p text:style-name="P7"><text:a xlink:type="simple" xlink:href="#_desbgah0qudj" text:style-name="Index_20_Link" text:visited-style-name="Index_20_Link"><text:span text:style-name="T5">Linux</text:span></text:a></text:p>
          <text:p text:style-name="P7"><text:a xlink:type="simple" xlink:href="#_c6kr74czj707" text:style-name="Index_20_Link" text:visited-style-name="Index_20_Link"><text:span text:style-name="T5">C</text:span></text:a></text:p>
          <text:p text:style-name="P7"><text:a xlink:type="simple" xlink:href="#_5hr5txsamv7y" text:style-name="Index_20_Link" text:visited-style-name="Index_20_Link"><text:span text:style-name="T5">Reverse Engineering</text:span></text:a></text:p>
          <text:p text:style-name="P5"><text:a xlink:type="simple" xlink:href="#_ipl2t9bb69g" text:style-name="Index_20_Link" text:visited-style-name="Index_20_Link"><text:span text:style-name="T5">Competitive Programming</text:span></text:a></text:p>
          <text:p text:style-name="P5"><text:a xlink:type="simple" xlink:href="#_xmerimpvanxm" text:style-name="Index_20_Link" text:visited-style-name="Index_20_Link"><text:span text:style-name="T5">Computer Graphics</text:span></text:a></text:p>
          <text:p text:style-name="P6"><text:a xlink:type="simple" xlink:href="#_ny7vvo75xfj" text:style-name="Index_20_Link" text:visited-style-name="Index_20_Link"><text:span text:style-name="T5">Other Good Stuff</text:span></text:a></text:p>
        </text:index-body>
      </text:table-of-content>
      <text:p text:style-name="P1"/>
      <text:p text:style-name="P27"><text:bookmark text:name="_mqvexq418owe"/>General</text:p>
      <text:list xml:id="list666261780" text:style-name="WWNum2">
        <text:list-item>
          <text:p text:style-name="P8"><text:soft-page-break/><text:a xlink:type="simple" xlink:href="https://drive.google.com/drive/folders/1LpbI-elangfhU9nngAM-0GAKmmUCvtiB" text:style-name="ListLabel_20_91" text:visited-style-name="ListLabel_20_91"><text:span text:style-name="T6">https://drive.google.com/drive/folders/1LpbI-elangfhU9nngAM-0GAKmmUCvtiB</text:span></text:a><text:span text:style-name="T9"> Watch every meeting recording!</text:span></text:p>
        </text:list-item>
        <text:list-item>
          <text:p text:style-name="P8"><text:a xlink:type="simple" xlink:href="https://drive.google.com/drive/folders/15CqqSpmTy3zXFHfSC0ppg8Mh52OCa3Wm" text:style-name="ListLabel_20_92" text:visited-style-name="ListLabel_20_92"><text:span text:style-name="T7">https://drive.google.com/drive/folders/15CqqSpmTy3zXFHfSC0ppg8Mh52OCa3Wm</text:span></text:a> MS Google Drive folder</text:p>
        </text:list-item>
        <text:list-item>
          <text:p text:style-name="P8"><text:a xlink:type="simple" xlink:href="https://drive.google.com/drive/folders/1JsVTEIJH2NybnTohN_mvOozjR_Paox20" text:style-name="ListLabel_20_92" text:visited-style-name="ListLabel_20_92"><text:span text:style-name="T7">https://drive.google.com/drive/folders/1JsVTEIJH2NybnTohN_mvOozjR_Paox20</text:span></text:a> HS Google Drive folder</text:p>
        </text:list-item>
        <text:list-item>
          <text:p text:style-name="P8"><text:a xlink:type="simple" xlink:href="https://stackoverflow.com/" text:style-name="ListLabel_20_91" text:visited-style-name="ListLabel_20_91"><text:span text:style-name="T6">https://stackoverflow.com/</text:span></text:a><text:span text:style-name="T9"> Godly resource for looking up questions</text:span></text:p>
        </text:list-item>
        <text:list-item>
          <text:p text:style-name="P8"><text:a xlink:type="simple" xlink:href="https://replit.com/" text:style-name="ListLabel_20_91" text:visited-style-name="ListLabel_20_91"><text:span text:style-name="T6">https://replit.com/</text:span></text:a><text:span text:style-name="T9"> Great online editor for many programming languages</text:span></text:p>
        </text:list-item>
        <text:list-item>
          <text:p text:style-name="P8"><text:a xlink:type="simple" xlink:href="https://code.visualstudio.com" text:style-name="ListLabel_20_91" text:visited-style-name="ListLabel_20_91"><text:span text:style-name="T6">https://code.visualstudio.com</text:span></text:a><text:span text:style-name="T9"> Awesome IDE for many languages (free, works everywhere, highly customizable)</text:span></text:p>
        </text:list-item>
        <text:list-item>
          <text:p text:style-name="P8"><text:a xlink:type="simple" xlink:href="https://kate-editor.org/" text:style-name="ListLabel_20_92" text:visited-style-name="ListLabel_20_92"><text:span text:style-name="T7">https://kate-editor.org/</text:span></text:a> Super fast and powerful editor that just works™</text:p>
        </text:list-item>
        <text:list-item>
          <text:p text:style-name="P8"><text:a xlink:type="simple" xlink:href="https://code.org/" text:style-name="ListLabel_20_92" text:visited-style-name="ListLabel_20_92"><text:span text:style-name="T7">https://code.org/</text:span></text:a> Coding tutorials</text:p>
        </text:list-item>
        <text:list-item>
          <text:p text:style-name="P8"><text:a xlink:type="simple" xlink:href="https://github.com/LadueCS" text:style-name="ListLabel_20_91" text:visited-style-name="ListLabel_20_91"><text:span text:style-name="T6">https://github.com/LadueCS</text:span></text:a><text:span text:style-name="T9"> Ladue CS GitHub</text:span></text:p>
        </text:list-item>
        <text:list-item>
          <text:p text:style-name="P8"><text:a xlink:type="simple" xlink:href="https://discord.gg/uZYJHvzfZH" text:style-name="ListLabel_20_92" text:visited-style-name="ListLabel_20_92"><text:span text:style-name="T7">https://discord.gg/uZYJHvzfZH</text:span></text:a> Ladue CS Discord</text:p>
        </text:list-item>
        <text:list-item>
          <text:p text:style-name="P8"><text:a xlink:type="simple" xlink:href="https://matrix.to/#/!wiowujrzEAirReYauW:exozy.me?via=exozy.me" text:style-name="ListLabel_20_91" text:visited-style-name="ListLabel_20_91"><text:span text:style-name="T6">https://matrix.to/#/!wiowujrzEAirReYauW:exozy.me?via=exozy.me</text:span></text:a><text:span text:style-name="T9"> </text:span><text:span text:style-name="T9"><office:annotation office:name="__Annotation__88_922318440"><dc:creator>STUDENT Anthony Wang</dc:creator><dc:date>2021-05-25T03:33:24</dc:date><text:p><text:span text:style-name="T11">Discord is blocked on school computers; the Matrix is synced to Discord so you won't miss anything</text:span></text:p></office:annotation></text:span><text:span text:style-name="T9">Ladue CS Matrix</text:span><office:annotation-end office:name="__Annotation__88_922318440"/></text:p>
        </text:list-item>
        <text:list-item>
          <text:p text:style-name="P8"><text:a xlink:type="simple" xlink:href="https://github.com/EbookFoundation/free-programming-books" text:style-name="ListLabel_20_92" text:visited-style-name="ListLabel_20_92"><text:span text:style-name="T7">https://github.com/EbookFoundation/free-programming-books</text:span></text:a> Free programming books</text:p>
        </text:list-item>
        <text:list-item>
          <text:p text:style-name="P8"><text:a xlink:type="simple" xlink:href="https://freecodecamp.org" text:style-name="ListLabel_20_92" text:visited-style-name="ListLabel_20_92"><text:span text:style-name="T7">https://freecodecamp.org</text:span></text:a> Free coding courses; WARNING: very long!</text:p>
        </text:list-item>
      </text:list>
      <text:p text:style-name="P1"/>
      <text:p text:style-name="P27"><text:bookmark text:name="_3a6wy0mz122u"/>Python</text:p>
      <text:list xml:id="list2269615910" text:style-name="WWNum5">
        <text:list-item>
          <text:p text:style-name="P9"><text:a xlink:type="simple" xlink:href="https://repl.it/@Ta180m/Intro-to-Python-v2" text:style-name="ListLabel_20_91" text:visited-style-name="ListLabel_20_91"><text:span text:style-name="T6">https://repl.it/@Ta180m/Intro-to-Python-v2</text:span></text:a><text:span text:style-name="T9"> The best™ introduction to Python</text:span></text:p>
        </text:list-item>
        <text:list-item>
          <text:p text:style-name="P9"><text:a xlink:type="simple" xlink:href="https://pythondiscord.com/" text:style-name="ListLabel_20_92" text:visited-style-name="ListLabel_20_92"><text:span text:style-name="T7">https://pythondiscord.com/</text:span></text:a> The Python Discord</text:p>
        </text:list-item>
        <text:list-item>
          <text:p text:style-name="P9"><text:a xlink:type="simple" xlink:href="https://www.learnpython.org/" text:style-name="ListLabel_20_92" text:visited-style-name="ListLabel_20_92"><text:span text:style-name="T7">https://www.learnpython.org/</text:span></text:a> Another Python tutorial</text:p>
        </text:list-item>
        <text:list-item>
          <text:p text:style-name="P9"><text:a xlink:type="simple" xlink:href="https://codingbat.com/python" text:style-name="ListLabel_20_91" text:visited-style-name="ListLabel_20_91"><text:span text:style-name="T6">https://codingbat.com/python</text:span></text:a><text:span text:style-name="T9"> Learn Python by solving problems!</text:span></text:p>
        </text:list-item>
        <text:list-item>
          <text:p text:style-name="P9"><text:a xlink:type="simple" xlink:href="https://wiki.python.org/moin/BeginnersGuide/NonProgrammers" text:style-name="ListLabel_20_92" text:visited-style-name="ListLabel_20_92"><text:span text:style-name="T7">https://wiki.python.org/moin/BeginnersGuide/NonProgrammers</text:span></text:a> A lot of good tutorials</text:p>
        </text:list-item>
        <text:list-item>
          <text:p text:style-name="P9"><text:a xlink:type="simple" xlink:href="https://docs.python.org/3/tutorial/index.html" text:style-name="ListLabel_20_92" text:visited-style-name="ListLabel_20_92"><text:span text:style-name="T7">https://docs.python.org/3/tutorial/index.html</text:span></text:a> Want an extra challenge? Try this advanced tutorial</text:p>
        </text:list-item>
        <text:list-item>
          <text:p text:style-name="P9"><text:soft-page-break/><office:annotation office:name="__Annotation__122_922318440"><dc:creator>STUDENT Anthony Wang</dc:creator><dc:date>2021-05-22T22:51:22</dc:date><text:p><text:span text:style-name="T11">I personally prefer VSCode for simple Python projects, since something like PyCharm is probably overkill unless you're working on a huge project</text:span></text:p></office:annotation><text:a xlink:type="simple" xlink:href="https://www.jetbrains.com/pycharm/download/" text:style-name="ListLabel_20_92" text:visited-style-name="ListLabel_20_92"><text:span text:style-name="T7">https://www.jetbrains.com/pycharm/download/</text:span></text:a> Awesome Python IDE (community edition is free, requires download and a computer )<office:annotation-end office:name="__Annotation__122_922318440"/></text:p>
        </text:list-item>
        <text:list-item>
          <text:p text:style-name="P18"/>
        </text:list-item>
      </text:list>
      <text:p text:style-name="P1"/>
      <text:p text:style-name="P27"><text:bookmark text:name="_3uynsn4lu6k1"/>Game Design</text:p>
      <text:list xml:id="list2656595727" text:style-name="WWNum10">
        <text:list-item>
          <text:p text:style-name="P10"><text:a xlink:type="simple" xlink:href="https://scratch.mit.edu/" text:style-name="ListLabel_20_91" text:visited-style-name="ListLabel_20_91"><text:span text:style-name="T6">https://scratch.mit.edu/</text:span></text:a><text:span text:style-name="T9"> Graphical programming language</text:span></text:p>
        </text:list-item>
        <text:list-item>
          <text:p text:style-name="P10"><text:a xlink:type="simple" xlink:href="https://godotengine.org/" text:style-name="ListLabel_20_92" text:visited-style-name="ListLabel_20_92"><text:span text:style-name="T7">https://godotengine.org/</text:span></text:a> Easy-to-use game engine where you write “real” code!</text:p>
        </text:list-item>
        <text:list-item>
          <text:p text:style-name="P10"><text:a xlink:type="simple" xlink:href="https://www.pygame.org/news" text:style-name="ListLabel_20_92" text:visited-style-name="ListLabel_20_92"><text:span text:style-name="T7">https://www.pygame.org/news</text:span></text:a> Python game engine</text:p>
        </text:list-item>
        <text:list-item>
          <text:p text:style-name="P10">YouTube: Career advice, live streamed game-jams (aka speedrun making games in 1-4 days)</text:p>
        </text:list-item>
        <text:list-item>
          <text:p text:style-name="P19"/>
        </text:list-item>
      </text:list>
      <text:p text:style-name="P1"/>
      <text:p text:style-name="P27"><text:bookmark text:name="_kcmzqnoc623w"/>Web Development</text:p>
      <text:list xml:id="list4148797802" text:style-name="WWNum6">
        <text:list-item>
          <text:p text:style-name="P11"><text:a xlink:type="simple" xlink:href="https://www.freecodecamp.org/learn/responsive-web-design/" text:style-name="ListLabel_20_92" text:visited-style-name="ListLabel_20_92"><text:span text:style-name="T7">https://www.freecodecamp.org/learn/responsive-web-design/</text:span></text:a> Web dev tutorials</text:p>
        </text:list-item>
        <text:list-item>
          <text:p text:style-name="P11"><text:a xlink:type="simple" xlink:href="https://www.w3schools.com/" text:style-name="ListLabel_20_92" text:visited-style-name="ListLabel_20_92"><text:span text:style-name="T7">https://www.w3schools.com/</text:span></text:a> Web dev reference</text:p>
        </text:list-item>
        <text:list-item>
          <text:p text:style-name="P11"><text:a xlink:type="simple" xlink:href="https://developer.mozilla.org/en-US/" text:style-name="ListLabel_20_92" text:visited-style-name="ListLabel_20_92"><text:span text:style-name="T7">https://developer.mozilla.org/en-US/</text:span></text:a> Advanced web dev reference </text:p>
        </text:list-item>
        <text:list-item>
          <text:p text:style-name="P11"><text:a xlink:type="simple" xlink:href="https://www.djangoproject.com/" text:style-name="ListLabel_20_92" text:visited-style-name="ListLabel_20_92"><text:span text:style-name="T7">https://www.djangoproject.com/</text:span></text:a> Python web framework</text:p>
        </text:list-item>
        <text:list-item>
          <text:p text:style-name="P11"><text:a xlink:type="simple" xlink:href="https://nextjs.org/" text:style-name="ListLabel_20_92" text:visited-style-name="ListLabel_20_92"><text:span text:style-name="T7">https://nextjs.org/</text:span></text:a> Easy React JavaScript framework</text:p>
        </text:list-item>
        <text:list-item>
          <text:p text:style-name="P11"><text:a xlink:type="simple" xlink:href="https://roadmap.sh/" text:style-name="ListLabel_20_92" text:visited-style-name="ListLabel_20_92"><text:span text:style-name="T7">https://roadmap.sh/</text:span></text:a> Web developer roadmaps</text:p>
        </text:list-item>
        <text:list-item>
          <text:p text:style-name="P20"/>
        </text:list-item>
      </text:list>
      <text:p text:style-name="P1"/>
      <text:p text:style-name="P27"><text:bookmark text:name="_4vznbtosdwag"/>Cybersecurity</text:p>
      <text:list xml:id="list737945224" text:style-name="WWNum3">
        <text:list-item>
          <text:p text:style-name="P12"><text:a xlink:type="simple" xlink:href="https://drive.google.com/drive/folders/1_gRzNS1bUKReRs2z8rn8g7w1ZA30mkcA" text:style-name="ListLabel_20_91" text:visited-style-name="ListLabel_20_91"><text:span text:style-name="T6">https://drive.google.com/drive/folders/1_gRzNS1bUKReRs2z8rn8g7w1ZA30mkcA</text:span></text:a><text:span text:style-name="T9"> Google Drive folder with lots of resources</text:span></text:p>
        </text:list-item>
        <text:list-item>
          <text:p text:style-name="P12"><text:soft-page-break/><text:a xlink:type="simple" xlink:href="https://drpcyber.blogspot.com/" text:style-name="ListLabel_20_92" text:visited-style-name="ListLabel_20_92"><text:span text:style-name="T7">https://drpcyber.blogspot.com/</text:span></text:a> Webpage for the HS Cybersecurity course</text:p>
        </text:list-item>
        <text:list-item>
          <text:p text:style-name="P12"><text:a xlink:type="simple" xlink:href="https://en.wikipedia.org/wiki/Computer_security" text:style-name="ListLabel_20_92" text:visited-style-name="ListLabel_20_92"><text:span text:style-name="T7">https://en.wikipedia.org/wiki/Computer_security</text:span></text:a> A nice overview of cybersecurity</text:p>
        </text:list-item>
        <text:list-item>
          <text:p text:style-name="P12"><text:a xlink:type="simple" xlink:href="https://www.nist.gov/itl/applied-cybersecurity/nice/resources/online-learning-content" text:style-name="ListLabel_20_92" text:visited-style-name="ListLabel_20_92"><text:span text:style-name="T7">https://www.nist.gov/itl/applied-cybersecurity/nice/resources/online-learning-content</text:span></text:a> A long list of free cybersecurity resources</text:p>
        </text:list-item>
        <text:list-item>
          <text:p text:style-name="P12"><text:a xlink:type="simple" xlink:href="https://www.reddit.com/r/learnprogramming/comments/5bam56/i_want_to_learn_cyber_security_where_should_i/" text:style-name="ListLabel_20_92" text:visited-style-name="ListLabel_20_92"><text:span text:style-name="T7">https://www.reddit.com/r/learnprogramming/comments/5bam56/i_want_to_learn_cyber_security_where_should_i/</text:span></text:a> Some good advice</text:p>
        </text:list-item>
        <text:list-item>
          <text:p text:style-name="P12"><text:a xlink:type="simple" xlink:href="https://cybersecuritybase.mooc.fi/" text:style-name="ListLabel_20_91" text:visited-style-name="ListLabel_20_91"><text:span text:style-name="T6">https://cybersecuritybase.mooc.fi/</text:span></text:a><text:span text:style-name="T9"> A great resource for starting out</text:span></text:p>
        </text:list-item>
        <text:list-item>
          <text:p text:style-name="P12"><text:a xlink:type="simple" xlink:href="https://www.reddit.com/r/learnprogramming/comments/32g958/looking_to_get_started_in_cybersecurity/cqazmcn/" text:style-name="ListLabel_20_92" text:visited-style-name="ListLabel_20_92"><text:span text:style-name="T7">https://www.reddit.com/r/learnprogramming/comments/32g958/looking_to_get_started_in_cybersecurity/cqazmcn/</text:span></text:a> Some more good advice</text:p>
        </text:list-item>
        <text:list-item>
          <text:p text:style-name="P12"><text:a xlink:type="simple" xlink:href="https://www.hackthebox.eu/" text:style-name="ListLabel_20_92" text:visited-style-name="ListLabel_20_92"><text:span text:style-name="T7">https://www.hackthebox.eu/</text:span></text:a> “A Massive Hacking Playground”</text:p>
        </text:list-item>
      </text:list>
      <text:p text:style-name="P26"><text:bookmark text:name="_2de4xw1uxy9w"/>Cryptography</text:p>
      <text:list xml:id="list3066767311" text:style-name="WWNum4">
        <text:list-item>
          <text:p text:style-name="P13"><text:a xlink:type="simple" xlink:href="https://en.wikipedia.org/wiki/Cryptography" text:style-name="ListLabel_20_92" text:visited-style-name="ListLabel_20_92"><text:span text:style-name="T7">https://en.wikipedia.org/wiki/Cryptography</text:span></text:a> Good overview to find topics that you’re interested in learning more about</text:p>
        </text:list-item>
        <text:list-item>
          <text:p text:style-name="P13"><text:a xlink:type="simple" xlink:href="http://index-of.co.uk/Hacking-Coleccion/164%20-%20The%20Code%20Book%20How%20To%20Make%20It,%20Break%20It,%20Hack%20It,%20Crack%20It%20%5B-PUNISHER-%5D.pdf" text:style-name="ListLabel_20_91" text:visited-style-name="ListLabel_20_91"><text:span text:style-name="T6">http://index-of.co.uk/Hacking-Coleccion/164%20-%20The%20Code%20Book%20How%20To%20Make%20It,%20Break%20It,%20Hack%20It,%20Crack%20It%20%5B-PUNISHER-%5D.pdf</text:span></text:a><text:span text:style-name="T9"> The best cryptography book. Very accessible too.</text:span></text:p>
        </text:list-item>
        <text:list-item>
          <text:p text:style-name="P13"><text:a xlink:type="simple" xlink:href="https://www.tutorialspoint.com/cryptography/index.htm" text:style-name="ListLabel_20_92" text:visited-style-name="ListLabel_20_92"><text:span text:style-name="T7">https://www.tutorialspoint.com/cryptography/index.htm</text:span></text:a> Cryptography tutorial</text:p>
        </text:list-item>
        <text:list-item>
          <text:p text:style-name="P21"/>
        </text:list-item>
      </text:list>
      <text:p text:style-name="P26"><text:bookmark text:name="_desbgah0qudj"/>Linux</text:p>
      <text:list xml:id="list239455460" text:style-name="WWNum1">
        <text:list-item>
          <text:p text:style-name="P14"><text:a xlink:type="simple" xlink:href="https://www.kali.org/docs/wsl/win-kex/" text:style-name="ListLabel_20_92" text:visited-style-name="ListLabel_20_92"><text:span text:style-name="T7">https://www.kali.org/docs/wsl/win-kex/</text:span></text:a> Kali on WSL setup guide</text:p>
        </text:list-item>
        <text:list-item>
          <text:p text:style-name="P14"><text:a xlink:type="simple" xlink:href="https://www.tutorialspoint.com/kali_linux/index.htm" text:style-name="ListLabel_20_92" text:visited-style-name="ListLabel_20_92"><text:span text:style-name="T7">https://www.tutorialspoint.com/kali_linux/index.htm</text:span></text:a> Kali Linux tutorial</text:p>
        </text:list-item>
        <text:list-item>
          <text:p text:style-name="P14"><text:a xlink:type="simple" xlink:href="https://medium.com/quick-code/top-tutorials-to-learn-kali-linux-for-beginners-131a654b81ad" text:style-name="ListLabel_20_92" text:visited-style-name="ListLabel_20_92"><text:span text:style-name="T7">https://medium.com/quick-code/top-tutorials-to-learn-kali-linux-for-beginners-131a654b81ad</text:span></text:a> Kali Linux tutorial</text:p>
        </text:list-item>
        <text:list-item>
          <text:p text:style-name="P14"><text:a xlink:type="simple" xlink:href="https://ubuntu.com/download/desktop/thank-you?version=20.04.2.0&amp;architecture=amd64" text:style-name="ListLabel_20_91" text:visited-style-name="ListLabel_20_91"><text:span text:style-name="T6">https://ubuntu.com/download/desktop/thank-you?version=20.04.2.0&amp;architecture=amd64</text:span></text:a><text:span text:style-name="T9"> If you want a fun challenge, try installing Ubuntu on your computer and play around with it!</text:span></text:p>
        </text:list-item>
        <text:list-item>
          <text:p text:style-name="P14"><text:a xlink:type="simple" xlink:href="https://askubuntu.com/" text:style-name="ListLabel_20_92" text:visited-style-name="ListLabel_20_92"><text:span text:style-name="T7">https://askubuntu.com/</text:span></text:a> Basically Stack Overflow for Ubuntu and Linux</text:p>
        </text:list-item>
        <text:list-item>
          <text:p text:style-name="P22"/>
        </text:list-item>
      </text:list>
      <text:p text:style-name="P26"><text:bookmark text:name="_c6kr74czj707"/>C</text:p>
      <text:list xml:id="list1987669510" text:style-name="WWNum8">
        <text:list-item>
          <text:p text:style-name="P15"><text:a xlink:type="simple" xlink:href="https://www.learn-c.org/" text:style-name="ListLabel_20_92" text:visited-style-name="ListLabel_20_92"><text:span text:style-name="T7">https://www.learn-c.org/</text:span></text:a> Learn C</text:p>
        </text:list-item>
        <text:list-item>
          <text:p text:style-name="P15"><text:soft-page-break/><text:a xlink:type="simple" xlink:href="https://www.tutorialspoint.com/cprogramming/index.htm" text:style-name="ListLabel_20_92" text:visited-style-name="ListLabel_20_92"><text:span text:style-name="T7">https://www.tutorialspoint.com/cprogramming/index.htm</text:span></text:a> C tutorial</text:p>
        </text:list-item>
        <text:list-item>
          <text:p text:style-name="P23"/>
        </text:list-item>
      </text:list>
      <text:p text:style-name="P26"><text:bookmark text:name="_5hr5txsamv7y"/>Reverse Engineering</text:p>
      <text:list xml:id="list3041369461" text:style-name="WWNum9">
        <text:list-item>
          <text:p text:style-name="P16"><text:a xlink:type="simple" xlink:href="https://en.wikipedia.org/wiki/Reverse_engineering" text:style-name="ListLabel_20_92" text:visited-style-name="ListLabel_20_92"><text:span text:style-name="T7">https://en.wikipedia.org/wiki/Reverse_engineering</text:span></text:a></text:p>
        </text:list-item>
        <text:list-item>
          <text:p text:style-name="P16"><text:a xlink:type="simple" xlink:href="https://blog.udemy.com/reverse-engineering-tutorial/" text:style-name="ListLabel_20_92" text:visited-style-name="ListLabel_20_92"><text:span text:style-name="T7">https://blog.udemy.com/reverse-engineering-tutorial/</text:span></text:a></text:p>
        </text:list-item>
        <text:list-item>
          <text:p text:style-name="P24"/>
        </text:list-item>
      </text:list>
      <text:p text:style-name="P1"/>
      <text:p text:style-name="P27"><text:bookmark text:name="_ipl2t9bb69g"/>Competitive Programming</text:p>
      <text:list xml:id="list105529868714464" text:continue-list="list239455460" text:style-name="WWNum1">
        <text:list-item>
          <text:p text:style-name="P14"><text:a xlink:type="simple" xlink:href="https://drive.google.com/drive/folders/1PWCeNBGukT1XtTSv5UKLobJ132_I0BMd" text:style-name="ListLabel_20_92" text:visited-style-name="ListLabel_20_92"><text:span text:style-name="T7">https://drive.google.com/drive/folders/1PWCeNBGukT1XtTSv5UKLobJ132_I0BMd</text:span></text:a> Google Drive folder with some introductory presentations</text:p>
        </text:list-item>
        <text:list-item>
          <text:p text:style-name="P14"><text:a xlink:type="simple" xlink:href="https://codingbat.com/" text:style-name="ListLabel_20_91" text:visited-style-name="ListLabel_20_91"><text:span text:style-name="T6">https://codingbat.com/</text:span></text:a><text:span text:style-name="T9"> Easy exercises to get you started</text:span></text:p>
        </text:list-item>
        <text:list-item>
          <text:p text:style-name="P14"><text:a xlink:type="simple" xlink:href="https://usaco.guide/" text:style-name="ListLabel_20_91" text:visited-style-name="ListLabel_20_91"><text:span text:style-name="T6">https://usaco.guide/</text:span></text:a><text:span text:style-name="T9"> The complete USACO guide</text:span></text:p>
        </text:list-item>
        <text:list-item>
          <text:p text:style-name="P14"><text:a xlink:type="simple" xlink:href="https://codeforces.com/" text:style-name="ListLabel_20_92" text:visited-style-name="ListLabel_20_92"><text:span text:style-name="T7">https://codeforces.com/</text:span></text:a> Great CP website with a vibrant community</text:p>
        </text:list-item>
        <text:list-item>
          <text:p text:style-name="P22"/>
        </text:list-item>
      </text:list>
      <text:p text:style-name="P1"/>
      <text:p text:style-name="P27"><text:bookmark text:name="_xmerimpvanxm"/>Computer Graphics</text:p>
      <text:list xml:id="list105530084148052" text:continue-numbering="true" text:style-name="WWNum1">
        <text:list-item>
          <text:p text:style-name="P14"><text:a xlink:type="simple" xlink:href="https://www.blender.org/" text:style-name="ListLabel_20_91" text:visited-style-name="ListLabel_20_91"><text:span text:style-name="T6">https://www.blender.org/</text:span></text:a><text:span text:style-name="T9"> The best 3D modeler</text:span></text:p>
        </text:list-item>
        <text:list-item>
          <text:p text:style-name="P14"><text:a xlink:type="simple" xlink:href="https://krita.org/en/" text:style-name="ListLabel_20_91" text:visited-style-name="ListLabel_20_91"><text:span text:style-name="T6">https://krita.org/en/</text:span></text:a><text:span text:style-name="T9"> Digital painting</text:span></text:p>
        </text:list-item>
        <text:list-item>
          <text:p text:style-name="P22"/>
        </text:list-item>
      </text:list>
      <text:p text:style-name="P1"/>
      <text:p text:style-name="P27"><text:bookmark text:name="_ny7vvo75xfj"/>Other Good Stuff</text:p>
      <text:list xml:id="list2067139439" text:style-name="WWNum7">
        <text:list-item>
          <text:p text:style-name="P17"><text:a xlink:type="simple" xlink:href="https://github.com/Macmod/awesome-cs" text:style-name="ListLabel_20_93" text:visited-style-name="ListLabel_20_93"><text:span text:style-name="T8">https://github.com/Macmod/awesome-cs</text:span></text:a> Another awesome list</text:p>
        </text:list-item>
        <text:list-item>
          <text:p text:style-name="P17"><text:soft-page-break/><text:a xlink:type="simple" xlink:href="https://github.com/zamansky/awesome-cs-education" text:style-name="ListLabel_20_93" text:visited-style-name="ListLabel_20_93"><text:span text:style-name="T8">https://github.com/zamansky/awesome-cs-education</text:span></text:a> Yet another awesome list</text:p>
        </text:list-item>
        <text:list-item>
          <text:p text:style-name="P17"><text:a xlink:type="simple" xlink:href="https://www.reddit.com/r/programmingmemes/" text:style-name="ListLabel_20_91" text:visited-style-name="ListLabel_20_91"><text:span text:style-name="T6">https://www.reddit.com/r/programmingmemes/</text:span></text:a><text:span text:style-name="T9"> Memes! Memes! Memes!</text:span>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1pt" fo:language="en" fo:country="none" style:letter-kerning="false" style:font-name-asian="Ubuntu1" style:font-size-asian="11pt" style:language-asian="zh" style:country-asian="CN" style:font-name-complex="Ubuntu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Ubuntu" fo:font-size="11pt" fo:language="en" fo:country="none" style:letter-kerning="false" style:font-name-asian="Ubuntu1" style:font-size-asian="11pt" style:language-asian="zh" style:country-asian="CN" style:font-name-complex="Ubuntu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style:font-name="Ubuntu" fo:font-family="Ubuntu" style:font-family-generic="roman" style:font-pitch="variable" fo:font-size="16pt" style:font-name-asian="Ubuntu1" style:font-family-asian="Ubuntu" style:font-family-generic-asian="system" style:font-pitch-asian="variable" style:font-size-asian="16pt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Ubuntu" fo:font-family="Ubuntu" style:font-family-generic="roman" style:font-pitch="variable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92" style:display-name="ListLabel 92" style:family="text">
      <style:text-properties fo:color="#1155cc" style:text-underline-style="solid" style:text-underline-width="auto" style:text-underline-color="font-color"/>
    </style:style>
    <style:style style:name="ListLabel_20_93" style:display-name="ListLabel 93" style:family="text">
      <style:text-properties fo:color="#1155cc" style:font-name="Ubuntu" fo:font-family="Ubuntu" style:font-family-generic="roman" style:font-pitch="variable" style:text-underline-style="solid" style:text-underline-width="auto" style:text-underline-color="font-color" style:font-name-asian="Ubuntu1" style:font-family-asian="Ubuntu" style:font-family-generic-asian="system" style:font-pitch-asian="variable" style:font-name-complex="Ubuntu1" style:font-family-complex="Ubuntu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7" meta:word-count="506" meta:character-count="5145" meta:non-whitespace-character-count="4794"/>
    <meta:generator>LibreOfficeDev/6.0.5.2$Linux_X86_64 LibreOffice_project/</meta:generator>
  </office:meta>
</office:document-meta>
</file>